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, Consolas, 'Bitstream Vera Sans Mono', 'Courier New', Courier, monospace"/>
    <style:font-face style:name="courier new" svg:font-family="'courier new', courier"/>
    <style:font-face style:name="monospace" svg:font-family="monospace, 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c0c5" officeooo:paragraph-rsid="000ec0c5"/>
    </style:style>
    <style:style style:name="P2" style:family="paragraph" style:parent-style-name="Standard">
      <style:text-properties officeooo:rsid="000ec0c5" officeooo:paragraph-rsid="000ec0c5"/>
    </style:style>
    <style:style style:name="P3" style:family="paragraph" style:parent-style-name="Text_20_body">
      <style:paragraph-properties fo:line-height="160%"/>
    </style:style>
    <style:style style:name="P4" style:family="paragraph" style:parent-style-name="Heading_20_2">
      <style:text-properties officeooo:rsid="000ec0c5" officeooo:paragraph-rsid="000ec0c5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Preformatted_20_Text">
      <style:paragraph-properties fo:margin-top="0cm" fo:margin-bottom="0.499cm" style:contextual-spacing="false" fo:background-color="#edf1f5" fo:padding="0cm" fo:border="none">
        <style:background-image/>
      </style:paragraph-properties>
      <style:text-properties style:font-name="Ubuntu Mono"/>
    </style:style>
    <style:style style:name="P7" style:family="paragraph" style:parent-style-name="Preformatted_20_Text">
      <style:paragraph-properties fo:background-color="#edf1f5" fo:padding="0cm" fo:border="none">
        <style:background-image/>
      </style:paragraph-properties>
    </style:style>
    <style:style style:name="P8" style:family="paragraph" style:parent-style-name="Preformatted_20_Text">
      <style:paragraph-properties fo:background-color="#edf1f5" fo:padding="0cm" fo:border="none">
        <style:background-image/>
      </style:paragraph-properties>
      <style:text-properties style:font-name="Ubuntu Mono"/>
    </style:style>
    <style:style style:name="T1" style:family="text">
      <style:text-properties officeooo:rsid="000feddf"/>
    </style:style>
    <style:style style:name="T2" style:family="text">
      <style:text-properties fo:color="#cc6600"/>
    </style:style>
    <style:style style:name="T3" style:family="text">
      <style:text-properties fo:color="#cc6600" fo:background-color="#ffffff" loext:char-shading-value="0"/>
    </style:style>
    <style:style style:name="T4" style:family="text">
      <style:text-properties fo:color="#cc6600" style:font-name="Ubuntu Mono"/>
    </style:style>
    <style:style style:name="T5" style:family="text">
      <style:text-properties style:font-name="monospace"/>
    </style:style>
    <style:style style:name="T6" style:family="text">
      <style:text-properties fo:background-color="#ffffff" loext:char-shading-value="0"/>
    </style:style>
    <style:style style:name="T7" style:family="text">
      <style:text-properties style:font-name="Ubuntu Mono"/>
    </style:style>
    <style:style style:name="T8" style:family="text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STRUCTIONS</text:span> S 4</text:p>
      <text:p text:style-name="P1"/>
      <text:h text:style-name="P4" text:outline-level="2"><text:span text:style-name="Strong_20_Emphasis">Le Sweep</text:span></text:h>
      <text:p text:style-name="Text_20_body">Cette semaine, nous tentons une nouvelle approche dans le cours avec le code directement expliqué dans le texte de la vidéo que vous venez de voir :</text:p>
      <text:p text:style-name="Text_20_body">Nous allons d'abord aborder les bibliothèques de code.</text:p>
      <text:p text:style-name="Text_20_body">Librairies, ça vient de l'anglais "Libraries" qui signifie <text:span text:style-name="Strong_20_Emphasis">Bibliothèques</text:span>. Peu importe ce que vous trouverez comme termes sur internet, l'idée est d'avoir sous la main un rassemblement de morceaux de code, classés par thématiques, que vous invoquez à la demande. Un peu comme des supers pouvoirs qui vous évitent d'avoir à réinventer la roue à chaque projet !</text:p>
      <text:p text:style-name="Text_20_body">Les librairies pour Arduino sont nombreuses et abordent la plupart des besoins courants. On trouve ainsi les bibliothèques standards, pour par exemple gérer le Wifi, les écrans à cristaux liquides, une carte SD, ou encore des moteurs. Pour l'occasion, nous allons nous intéresser à des moteurs un peu particuliers que l'on retrouve dans le monde du modélisme : les servomoteurs.</text:p>
      <text:p text:style-name="Text_20_body"><text:line-break/>Au boulot, je vous laisse ouvrir le programme (ou IDE) Arduino et l'exemple « sweep » que l'on trouve dans les exemples du dossier <text:span text:style-name="Emphasis">Servo</text:span> : <text:span text:style-name="Emphasis">Fichier→Exemples→Servo&gt;→Sweep</text:span>.</text:p>
      <text:p text:style-name="Text_20_body"><text:line-break/>Détaillons maintenant les nouvelles instructions présentes dans ce programme.<text:line-break/>Après quelques lignes de commentaires, nous trouvons une instruction particulière :</text:p>
      <text:p text:style-name="P6">#include&lt;<text:span text:style-name="T2">Servo</text:span>.h&gt;</text:p>
      <text:p text:style-name="Text_20_body">Voilà, vous venez de charger la bibliothèque et obtenez du même coup la boîte à outils correspondante.<text:line-break/>À partir de là, vous pouvez créer des objets en partant du « moule » <text:span text:style-name="Source_20_Text"><text:span text:style-name="T2">Servo</text:span></text:span>, un peu comme on fait de nombreuses gaufres à partir d'un seul moule... à gaufres forcément !</text:p>
      <text:p text:style-name="Text_20_body">C'est ce qu'on va tout de suite faire. En créant une gaufre chantilly...<text:line-break/>Non, pardon ! Un servomoteur, que nous appelons ici <text:span text:style-name="Source_20_Text">myservo</text:span>.</text:p>
      <text:p text:style-name="P6"><text:span text:style-name="T2">Servo</text:span> myservo;</text:p>
      <text:p text:style-name="Text_20_body">On déclare ensuite une variable <text:span text:style-name="Source_20_Text">pos</text:span>, pour stocker une position au cours du programme :</text:p>
      <text:p text:style-name="P6"><text:span text:style-name="T2">int</text:span> pos = 0;</text:p>
      <text:p text:style-name="Text_20_body">Il est temps de passer au bloc setup. C'est vite réglé, puisqu'il suffit d'attacher notre servo fraîchement créé à la broche 9 : </text:p>
      <text:p text:style-name="P6">myservo.<text:span text:style-name="T2">attach</text:span>(9);</text:p>
      <text:p text:style-name="Text_20_body">La méthode <text:span text:style-name="Source_20_Text">attach()</text:span>  est disponible pour les objets de type Servo. La bibliothèque de code gère le reste pour vous. Sympa, non ?</text:p>
      <text:p text:style-name="P3"><text:line-break/><text:soft-page-break/>Comme indiqué sur la page de <text:a xlink:type="simple" xlink:href="http://www.mon-club-elec.fr/pmwiki_reference_arduino/pmwiki.php?n=Main.LibrairieServo" office:target-frame-name="_blank" xlink:show="new">Mon Club Elec</text:a>, les méthodes disponibles sur les objets de type Servo sont assez explicites : <text:span text:style-name="Source_20_Text"><text:span text:style-name="T2">attach</text:span></text:span><text:span text:style-name="Source_20_Text">()</text:span>, <text:span text:style-name="Source_20_Text"><text:span text:style-name="T2">write</text:span></text:span><text:span text:style-name="Source_20_Text"><text:span text:style-name="T5">()</text:span></text:span>, <text:span text:style-name="Source_20_Text"><text:span text:style-name="T3">writeMicroseconds</text:span></text:span><text:span text:style-name="Source_20_Text"><text:span text:style-name="T6">()</text:span></text:span>, <text:span text:style-name="Source_20_Text"><text:span text:style-name="T2">read</text:span></text:span><text:span text:style-name="Source_20_Text"><text:span text:style-name="T5">()</text:span></text:span>, <text:span text:style-name="Source_20_Text"><text:span text:style-name="T3">attached</text:span></text:span><text:span text:style-name="Source_20_Text"><text:span text:style-name="T6">()</text:span></text:span>, <text:span text:style-name="Source_20_Text"><text:span text:style-name="T2">detach</text:span></text:span><text:span text:style-name="Source_20_Text"><text:span text:style-name="T5">()</text:span></text:span>.</text:p>
      <text:p text:style-name="Text_20_body">Fin du setup, il est temps de "looper" à présent ! :)<text:line-break/><text:line-break/>La <text:span text:style-name="Strong_20_Emphasis">boucle principale </text:span>commence par... faire une boucle !</text:p>
      <text:p text:style-name="P8"><text:span text:style-name="T2">for</text:span>(pos = 0; pos &lt; 180; pos +=1) {</text:p>
      <text:p text:style-name="P7"><text:s text:c="2"/><text:span text:style-name="T7">myservo.</text:span><text:span text:style-name="T4">write</text:span><text:span text:style-name="T7">(pos);</text:span></text:p>
      <text:p text:style-name="P7"><text:s text:c="2"/><text:span text:style-name="T4">delay</text:span><text:span text:style-name="T7">(15);</text:span></text:p>
      <text:p text:style-name="P6">}</text:p>
      <text:p text:style-name="P5"> </text:p>
      <text:p text:style-name="Text_20_body">Cette “bouclette” à pour but de faire varier la position cible demandée au moteur. Autrement dit, elle sert uniquement à faire varier la valeur de <text:span text:style-name="Source_20_Text">pos</text:span> du minimum au maximum. En français, ça donne quelque chose comme « Pour une valeur <text:span text:style-name="Source_20_Text">po</text:span><text:span text:style-name="Source_20_Text"><text:span text:style-name="T8">s</text:span></text:span><text:span text:style-name="T8">ition</text:span> allant de 0 à 179 et une marche à la fois, demande au servo <text:span text:style-name="Source_20_Text">myservo</text:span><text:span text:style-name="Source_20_Text"><text:span text:style-name="Strong_20_Emphasis"> </text:span></text:span>d'aller en position <text:span text:style-name="Source_20_Text">pos </text:span>»<text:line-break/>Un <text:span text:style-name="Source_20_Text">pos += 4 </text:span>vous aurait fait monter l'escalier 4 à 4 :)<text:line-break/><text:line-break/>On laisse quelques millisecondes au moteur afin qu'il ait le temps d'aller une marche plus loin, concrètement de tourner de 1°.</text:p>
      <text:p text:style-name="Text_20_body"><text:line-break/>C'est reparti pour un tour, cette fois-ci dans l'autre sens. Au lieu d'incrémenter la valeur de +1 à chaque passage de bouclette, on la décrémente ici de -1 :</text:p>
      <text:p text:style-name="P8"><text:span text:style-name="T2">for</text:span>(pos = 180; pos &gt;= 1; pos -= 1) {</text:p>
      <text:p text:style-name="P7"><text:s text:c="2"/><text:span text:style-name="T7">myservo.</text:span><text:span text:style-name="T4">write</text:span><text:span text:style-name="T7">(pos);</text:span></text:p>
      <text:p text:style-name="P7"><text:s text:c="2"/><text:span text:style-name="T4">delay</text:span><text:span text:style-name="T7">(15);</text:span></text:p>
      <text:p text:style-name="P6">}</text:p>
      <text:p text:style-name="Text_20_body"><text:line-break/>Puisque nous arrivons en fin de boucle, notre servo va bientôt repartir.<text:line-break/>Certain d'entre vous doivent se dire : « Pourquoi ne pas être aller directement au but avec par exemple ? » :</text:p>
      <text:p text:style-name="P8">myservo.<text:span text:style-name="T2">write</text:span>(0);</text:p>
      <text:p text:style-name="P6">myservo.<text:span text:style-name="T2">write</text:span>(180);</text:p>
      <text:p text:style-name="Text_20_body">La réponse tient en un mot : la douceur !<text:line-break/><text:line-break/>Utiliser un délai dans une<text:span text:style-name="Strong_20_Emphasis"> boucle secondaire</text:span> permet de ralentir le processus. Plus la valeur du délai sera importante dans votre programme, plus le déplacement du moteur sera doux dans la vrai vie... À vous d'adapter la valeur du délai à vos besoins de tendress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, Consolas, 'Bitstream Vera Sans Mono', 'Courier New', Courier, monospace"/>
    <style:font-face style:name="courier new" svg:font-family="'courier new', courier"/>
    <style:font-face style:name="monospace" svg:font-family="monospace, 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9-11-27T10:29:17.664661615</meta:creation-date>
    <dc:date>2019-11-27T10:32:24.104681945</dc:date>
    <dc:creator>papy56 </dc:creator>
    <meta:editing-duration>PT1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34" meta:word-count="637" meta:character-count="3748" meta:non-whitespace-character-count="3125"/>
  </office:meta>
</office:document-meta>
</file>